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aving time with Automat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here are infinite possible problems:</text:p>
            <text:list text:style-name="L2">
              <text:list-item>
                <text:p text:style-name="P3">Checking for them takes time</text:p>
              </text:list-item>
              <text:list-item>
                <text:p text:style-name="P3">Risk = Hazard x Vulnerability --- Capacity</text:p>
              </text:list-item>
              <text:list-item>
                <text:p text:style-name="P3">Prioritise your time (tickets or cards)</text:p>
              </text:list-item>
              <text:list-item>
                <text:p text:style-name="P3">Automate everything you can</text:p>
              </text:list-item>
            </text:list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have a tool that gives you a<text:s/><text:span text:style-name="P0">yes or no</text:span> answer,<text:s/><text:span text:style-name="P0">is there a problem
or not</text:span>, then you can automate the use of that tool to generate alerts
automatically as soon as a problem occurs.</text:p>
              <text:p text:style-name="P3">Automated fault detection is difficult - but not impossible! Tools already
exist to detect most faults in an automated way, if you can work out how to
use them.</text:p>
              <text:p text:style-name="P3">Look at your list of faults, and identify how you could get a
<text:span text:style-name="P0">yes/no answer</text:span> about whether the fault exists. Use the Internet or
brainstorm in a group to generate idea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